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941" officeooo:paragraph-rsid="001fc941"/>
    </style:style>
    <style:style style:name="P2" style:family="paragraph" style:parent-style-name="Standard" style:list-style-name="L1">
      <style:text-properties style:text-line-through-style="solid" style:text-line-through-type="single" officeooo:rsid="001fc941" officeooo:paragraph-rsid="001fc941"/>
    </style:style>
    <style:style style:name="P3" style:family="paragraph" style:parent-style-name="Standard" style:list-style-name="L2">
      <style:text-properties style:text-line-through-style="solid" style:text-line-through-type="single" officeooo:rsid="0020b963" officeooo:paragraph-rsid="0020b963"/>
    </style:style>
    <style:style style:name="P4" style:family="paragraph" style:parent-style-name="Standard" style:list-style-name="L1">
      <style:text-properties style:text-line-through-style="solid" style:text-line-through-type="single" officeooo:rsid="0026439e" officeooo:paragraph-rsid="0026439e"/>
    </style:style>
    <style:style style:name="P5" style:family="paragraph" style:parent-style-name="Standard" style:list-style-name="L2">
      <style:text-properties officeooo:rsid="0020b963" officeooo:paragraph-rsid="0020b963"/>
    </style:style>
    <style:style style:name="P6" style:family="paragraph" style:parent-style-name="Standard">
      <style:text-properties officeooo:rsid="0020b963" officeooo:paragraph-rsid="0020b963"/>
    </style:style>
    <style:style style:name="P7" style:family="paragraph" style:parent-style-name="Standard">
      <style:text-properties officeooo:rsid="0027a6cc" officeooo:paragraph-rsid="0027a6cc"/>
    </style:style>
    <style:style style:name="P8" style:family="paragraph" style:parent-style-name="Standard">
      <style:text-properties style:text-underline-style="solid" style:text-underline-width="auto" style:text-underline-color="font-color" officeooo:rsid="0027a6cc" officeooo:paragraph-rsid="0027a6cc"/>
    </style:style>
    <style:style style:name="P9" style:family="paragraph" style:parent-style-name="Standard">
      <style:text-properties officeooo:rsid="0028b306" officeooo:paragraph-rsid="0028b306"/>
    </style:style>
    <style:style style:name="P10" style:family="paragraph" style:parent-style-name="Standard">
      <style:text-properties officeooo:rsid="0029d370" officeooo:paragraph-rsid="0029d370"/>
    </style:style>
    <style:style style:name="P11" style:family="paragraph" style:parent-style-name="Standard">
      <style:text-properties officeooo:paragraph-rsid="0029d370"/>
    </style:style>
    <style:style style:name="P12" style:family="paragraph" style:parent-style-name="Standard">
      <style:text-properties officeooo:rsid="002b520d" officeooo:paragraph-rsid="002b520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2983c3"/>
    </style:style>
    <style:style style:name="T3" style:family="text">
      <style:text-properties officeooo:rsid="0029d370"/>
    </style:style>
    <style:style style:name="T4" style:family="text">
      <style:text-properties officeooo:rsid="0029d670"/>
    </style:style>
    <style:style style:name="T5" style:family="text">
      <style:text-properties officeooo:rsid="002a5f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ipe:</text:p>
      <text:list xml:id="list3700263471" text:style-name="L1">
        <text:list-item>
          <text:p text:style-name="P2">recipe should be valid</text:p>
        </text:list-item>
        <text:list-item>
          <text:p text:style-name="P2">name should be present </text:p>
        </text:list-item>
        <text:list-item>
          <text:p text:style-name="P2">description should be present</text:p>
        </text:list-item>
        <text:list-item>
          <text:p text:style-name="P2">chef_id should be present **</text:p>
        </text:list-item>
        <text:list-item>
          <text:p text:style-name="P2">maximum length for name and description, maybe a minimum for description</text:p>
        </text:list-item>
        <text:list-item>
          <text:p text:style-name="P4">must have chef id</text:p>
        </text:list-item>
      </text:list>
      <text:p text:style-name="P1"/>
      <text:p text:style-name="P1"/>
      <text:p text:style-name="P1">Chef:</text:p>
      <text:list xml:id="list14746527" text:style-name="L2">
        <text:list-item>
          <text:p text:style-name="P3">chefname should be present </text:p>
        </text:list-item>
        <text:list-item>
          <text:p text:style-name="P3">email should be present</text:p>
        </text:list-item>
        <text:list-item>
          <text:p text:style-name="P5"><text:span text:style-name="T1">size restrictions on email and chefname</text:span></text:p>
        </text:list-item>
        <text:list-item>
          <text:p text:style-name="P3">email address should be valid format</text:p>
        </text:list-item>
        <text:list-item>
          <text:p text:style-name="P3">email should be unique, case insensitive</text:p>
        </text:list-item>
      </text:list>
      <text:p text:style-name="P6"/>
      <text:p text:style-name="P6"/>
      <text:p text:style-name="P10">ROUTES:</text:p>
      <text:p text:style-name="P8">prefix <text:tab/> <text:s text:c="11"/>verb <text:s text:c="9"/>URI_Pattern <text:s text:c="12"/>Controller#Action</text:p>
      <text:p text:style-name="P7"/>
      <text:p text:style-name="P7">recipes <text:s text:c="11"/>GET <text:s text:c="8"/>/recipes <text:s text:c="21"/>recipes#index</text:p>
      <text:p text:style-name="P9">new_recipe <text:s text:c="4"/>GET <text:s text:c="8"/>/recipes/new <text:s text:c="13"/>recipes#new <text:s text:c="25"/>#displays a form</text:p>
      <text:p text:style-name="P9"><text:tab/><text:tab/><text:span text:style-name="T2">POST <text:s text:c="6"/>/recipes <text:s text:c="20"/>recipes#create <text:s text:c="22"/>#submit info from form</text:span></text:p>
      <text:p text:style-name="P11"><text:span text:style-name="T3">edit_recipe <text:s text:c="5"/>GET <text:s text:c="8"/>/recipes/:id/edit <text:s text:c="8"/>recipes#edit<text:tab/><text:tab/><text:tab/> </text:span><text:span text:style-name="T4">#display and edit form</text:span></text:p>
      <text:p text:style-name="P11"><text:tab/><text:tab/><text:span text:style-name="T5">PATCH <text:s text:c="3"/>/recipes/:id <text:s text:c="15"/>recipes#update <text:s text:c="21"/>#submit the edited form info</text:span></text:p>
      <text:p text:style-name="P12">recipe <text:s text:c="13"/>GET <text:s text:c="7"/>/recipes/:id <text:s text:c="16"/>recipe#show <text:s text:c="24"/>#displays a particular recipe</text:p>
      <text:p text:style-name="P12"><text:s text:c="23"/>DELETE /recipes/:id <text:s text:c="16"/>recipe#destroy <text:s text:c="21"/>#deletes a particular recip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12:10:01.163845350</meta:creation-date>
    <dc:date>2020-05-26T11:14:19.478385418</dc:date>
    <meta:editing-duration>PT15H18M24S</meta:editing-duration>
    <meta:editing-cycles>12</meta:editing-cycles>
    <meta:generator>LibreOffice/6.4.3.2$Linux_X86_64 LibreOffice_project/40$Build-2</meta:generator>
    <meta:document-statistic meta:table-count="0" meta:image-count="0" meta:object-count="0" meta:page-count="1" meta:paragraph-count="22" meta:word-count="125" meta:character-count="1186" meta:non-whitespace-character-count="733"/>
  </office:meta>
</office:document-meta>
</file>